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1.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8" table:default-cell-style-name="ce1"/>
        <table:table-row table:style-name="ro1">
          <table:table-cell table:number-columns-repeated="3"/>
          <table:table-cell office:value-type="float" office:value="2002">
            <text:p>2002</text:p>
          </table:table-cell>
          <table:table-cell table:number-columns-repeated="4"/>
          <table:table-cell office:value-type="float" office:value="2003">
            <text:p>2003</text:p>
          </table:table-cell>
          <table:table-cell table:number-columns-repeated="4"/>
          <table:table-cell office:value-type="float" office:value="2004">
            <text:p>2004</text:p>
          </table:table-cell>
          <table:table-cell table:number-columns-repeated="5"/>
          <table:table-cell office:value-type="float" office:value="2007">
            <text:p>2007</text:p>
          </table:table-cell>
          <table:table-cell/>
          <table:table-cell table:style-name="Default"/>
        </table:table-row>
        <table:table-row table:style-name="ro1">
          <table:table-cell table:number-columns-repeated="21"/>
          <table:table-cell table:style-name="Default"/>
        </table:table-row>
        <table:table-row table:style-name="ro1">
          <table:table-cell table:number-columns-repeated="2"/>
          <table:table-cell office:value-type="string">
            <text:p>All</text:p>
          </table:table-cell>
          <table:table-cell office:value-type="string">
            <text:p>W/o W</text:p>
          </table:table-cell>
          <table:table-cell office:value-type="string">
            <text:p>W/o Evap</text:p>
          </table:table-cell>
          <table:table-cell office:value-type="string">
            <text:p>W/o UV</text:p>
          </table:table-cell>
          <table:table-cell/>
          <table:table-cell office:value-type="string">
            <text:p>All</text:p>
          </table:table-cell>
          <table:table-cell office:value-type="string">
            <text:p>W/o W</text:p>
          </table:table-cell>
          <table:table-cell office:value-type="string">
            <text:p>W/o Evap</text:p>
          </table:table-cell>
          <table:table-cell office:value-type="string">
            <text:p>W/o UV</text:p>
          </table:table-cell>
          <table:table-cell/>
          <table:table-cell office:value-type="string">
            <text:p>All</text:p>
          </table:table-cell>
          <table:table-cell office:value-type="string">
            <text:p>W/o W</text:p>
          </table:table-cell>
          <table:table-cell office:value-type="string">
            <text:p>W/o Evap</text:p>
          </table:table-cell>
          <table:table-cell office:value-type="string">
            <text:p>W/o UV</text:p>
          </table:table-cell>
          <table:table-cell table:number-columns-repeated="2"/>
          <table:table-cell office:value-type="string">
            <text:p>All</text:p>
          </table:table-cell>
          <table:table-cell office:value-type="string">
            <text:p>W/o W</text:p>
          </table:table-cell>
          <table:table-cell office:value-type="string">
            <text:p>W/o Evap</text:p>
          </table:table-cell>
          <table:table-cell office:value-type="string">
            <text:p>W/o UV</text:p>
          </table:table-cell>
        </table:table-row>
        <table:table-row table:style-name="ro1">
          <table:table-cell office:value-type="string">
            <text:p>Sur_Direct_JJAS</text:p>
          </table:table-cell>
          <table:table-cell/>
          <table:table-cell table:number-columns-repeated="4" office:value-type="float" office:value="0.8918">
            <text:p>0.8918</text:p>
          </table:table-cell>
          <table:table-cell/>
          <table:table-cell table:number-columns-repeated="4" office:value-type="float" office:value="0.8898">
            <text:p>0.8898</text:p>
          </table:table-cell>
          <table:table-cell/>
          <table:table-cell table:number-columns-repeated="4" office:value-type="float" office:value="0.8872">
            <text:p>0.8872</text:p>
          </table:table-cell>
          <table:table-cell table:number-columns-repeated="2"/>
          <table:table-cell table:number-columns-repeated="4" office:value-type="float" office:value="0.8955">
            <text:p>0.8955</text:p>
          </table:table-cell>
        </table:table-row>
        <table:table-row table:style-name="ro1">
          <table:table-cell office:value-type="string">
            <text:p>Sur_Indirect_JJAS</text:p>
          </table:table-cell>
          <table:table-cell/>
          <table:table-cell table:number-columns-repeated="4" office:value-type="float" office:value="0.79">
            <text:p>0.79</text:p>
          </table:table-cell>
          <table:table-cell/>
          <table:table-cell table:number-columns-repeated="4" office:value-type="float" office:value="0.809">
            <text:p>0.809</text:p>
          </table:table-cell>
          <table:table-cell/>
          <table:table-cell table:number-columns-repeated="4" office:value-type="float" office:value="0.7945">
            <text:p>0.7945</text:p>
          </table:table-cell>
          <table:table-cell table:number-columns-repeated="2"/>
          <table:table-cell table:number-columns-repeated="4" office:value-type="float" office:value="0.8258">
            <text:p>0.8258</text:p>
          </table:table-cell>
        </table:table-row>
        <table:table-row table:style-name="ro1">
          <table:table-cell office:value-type="string">
            <text:p>precp</text:p>
          </table:table-cell>
          <table:table-cell/>
          <table:table-cell office:value-type="float" office:value="0.8179">
            <text:p>0.8179</text:p>
          </table:table-cell>
          <table:table-cell office:value-type="float" office:value="0.8725">
            <text:p>0.8725</text:p>
          </table:table-cell>
          <table:table-cell office:value-type="float" office:value="0.8279">
            <text:p>0.8279</text:p>
          </table:table-cell>
          <table:table-cell office:value-type="float" office:value="0.8089">
            <text:p>0.8089</text:p>
          </table:table-cell>
          <table:table-cell/>
          <table:table-cell office:value-type="float" office:value="0.7591">
            <text:p>0.7591</text:p>
          </table:table-cell>
          <table:table-cell office:value-type="float" office:value="0.848">
            <text:p>0.848</text:p>
          </table:table-cell>
          <table:table-cell office:value-type="float" office:value="0.7543">
            <text:p>0.7543</text:p>
          </table:table-cell>
          <table:table-cell office:value-type="float" office:value="0.7444">
            <text:p>0.7444</text:p>
          </table:table-cell>
          <table:table-cell/>
          <table:table-cell office:value-type="float" office:value="0.8111">
            <text:p>0.8111</text:p>
          </table:table-cell>
          <table:table-cell office:value-type="float" office:value="0.8401">
            <text:p>0.8401</text:p>
          </table:table-cell>
          <table:table-cell office:value-type="float" office:value="0.8299">
            <text:p>0.8299</text:p>
          </table:table-cell>
          <table:table-cell office:value-type="float" office:value="0.8129">
            <text:p>0.8129</text:p>
          </table:table-cell>
          <table:table-cell table:number-columns-repeated="2"/>
          <table:table-cell office:value-type="float" office:value="0.8312">
            <text:p>0.8312</text:p>
          </table:table-cell>
          <table:table-cell office:value-type="float" office:value="0.9137">
            <text:p>0.9137</text:p>
          </table:table-cell>
          <table:table-cell office:value-type="float" office:value="0.7631">
            <text:p>0.7631</text:p>
          </table:table-cell>
          <table:table-cell office:value-type="float" office:value="0.7614">
            <text:p>0.7614</text:p>
          </table:table-cell>
        </table:table-row>
        <table:table-row table:style-name="ro1">
          <table:table-cell office:value-type="string">
            <text:p>LTS</text:p>
          </table:table-cell>
          <table:table-cell/>
          <table:table-cell table:number-columns-repeated="4" office:value-type="float" office:value="0.1153">
            <text:p>0.1153</text:p>
          </table:table-cell>
          <table:table-cell/>
          <table:table-cell table:number-columns-repeated="4" office:value-type="float" office:value="0.1537">
            <text:p>0.1537</text:p>
          </table:table-cell>
          <table:table-cell/>
          <table:table-cell table:number-columns-repeated="4" office:value-type="float" office:value="0.2584">
            <text:p>0.2584</text:p>
          </table:table-cell>
          <table:table-cell table:number-columns-repeated="2"/>
          <table:table-cell table:number-columns-repeated="4" office:value-type="float" office:value="0.1262">
            <text:p>0.1262</text:p>
          </table:table-cell>
        </table:table-row>
        <table:table-row table:style-name="ro1">
          <table:table-cell office:value-type="string">
            <text:p>SH_int</text:p>
          </table:table-cell>
          <table:table-cell/>
          <table:table-cell table:number-columns-repeated="2" office:value-type="float" office:value="0.361">
            <text:p>0.361</text:p>
          </table:table-cell>
          <table:table-cell office:value-type="float" office:value="0.2485">
            <text:p>0.2485</text:p>
          </table:table-cell>
          <table:table-cell office:value-type="float" office:value="0.36">
            <text:p>0.36</text:p>
          </table:table-cell>
          <table:table-cell/>
          <table:table-cell table:number-columns-repeated="2" office:value-type="float" office:value="0.3933">
            <text:p>0.3933</text:p>
          </table:table-cell>
          <table:table-cell office:value-type="float" office:value="0.115">
            <text:p>0.115</text:p>
          </table:table-cell>
          <table:table-cell office:value-type="float" office:value="0.3933">
            <text:p>0.3933</text:p>
          </table:table-cell>
          <table:table-cell/>
          <table:table-cell table:number-columns-repeated="2" office:value-type="float" office:value="0.4562">
            <text:p>0.4562</text:p>
          </table:table-cell>
          <table:table-cell office:value-type="float" office:value="0.2637">
            <text:p>0.2637</text:p>
          </table:table-cell>
          <table:table-cell office:value-type="float" office:value="0.4562">
            <text:p>0.4562</text:p>
          </table:table-cell>
          <table:table-cell table:number-columns-repeated="2"/>
          <table:table-cell table:number-columns-repeated="2" office:value-type="float" office:value="0.4743">
            <text:p>0.4743</text:p>
          </table:table-cell>
          <table:table-cell office:value-type="float" office:value="0.1031">
            <text:p>0.1031</text:p>
          </table:table-cell>
          <table:table-cell office:value-type="float" office:value="0.4743">
            <text:p>0.4743</text:p>
          </table:table-cell>
        </table:table-row>
        <table:table-row table:style-name="ro1">
          <table:table-cell office:value-type="string">
            <text:p>W_int</text:p>
          </table:table-cell>
          <table:table-cell/>
          <table:table-cell office:value-type="float" office:value="0.0777">
            <text:p>0.0777</text:p>
          </table:table-cell>
          <table:table-cell office:value-type="string">
            <text:p>--</text:p>
          </table:table-cell>
          <table:table-cell office:value-type="float" office:value="0.0777">
            <text:p>0.0777</text:p>
          </table:table-cell>
          <table:table-cell office:value-type="float" office:value="0.077">
            <text:p>0.077</text:p>
          </table:table-cell>
          <table:table-cell/>
          <table:table-cell office:value-type="float" office:value="0.0705">
            <text:p>0.0705</text:p>
          </table:table-cell>
          <table:table-cell office:value-type="string">
            <text:p>--</text:p>
          </table:table-cell>
          <table:table-cell table:number-columns-repeated="2" office:value-type="float" office:value="0.0705">
            <text:p>0.0705</text:p>
          </table:table-cell>
          <table:table-cell/>
          <table:table-cell office:value-type="float" office:value="0.1234">
            <text:p>0.1234</text:p>
          </table:table-cell>
          <table:table-cell office:value-type="string">
            <text:p>--</text:p>
          </table:table-cell>
          <table:table-cell table:number-columns-repeated="2" office:value-type="float" office:value="0.1234">
            <text:p>0.1234</text:p>
          </table:table-cell>
          <table:table-cell table:number-columns-repeated="2"/>
          <table:table-cell office:value-type="float" office:value="0.0449">
            <text:p>0.0449</text:p>
          </table:table-cell>
          <table:table-cell office:value-type="string">
            <text:p>--</text:p>
          </table:table-cell>
          <table:table-cell table:number-columns-repeated="2" office:value-type="float" office:value="0.0449">
            <text:p>0.0449</text:p>
          </table:table-cell>
        </table:table-row>
        <table:table-row table:style-name="ro1">
          <table:table-cell office:value-type="string">
            <text:p>Sur_Direct_MAM</text:p>
          </table:table-cell>
          <table:table-cell/>
          <table:table-cell table:number-columns-repeated="4" office:value-type="float" office:value="0.6634">
            <text:p>0.6634</text:p>
          </table:table-cell>
          <table:table-cell/>
          <table:table-cell table:number-columns-repeated="3" office:value-type="float" office:value="0.6326">
            <text:p>0.6326</text:p>
          </table:table-cell>
          <table:table-cell office:value-type="float" office:value="0.636">
            <text:p>0.636</text:p>
          </table:table-cell>
          <table:table-cell/>
          <table:table-cell table:number-columns-repeated="4" office:value-type="float" office:value="0.7325">
            <text:p>0.7325</text:p>
          </table:table-cell>
          <table:table-cell table:number-columns-repeated="2"/>
          <table:table-cell table:number-columns-repeated="4" office:value-type="float" office:value="0.669">
            <text:p>0.669</text:p>
          </table:table-cell>
        </table:table-row>
        <table:table-row table:style-name="ro1">
          <table:table-cell office:value-type="string">
            <text:p>TOA_Direct_MAM</text:p>
          </table:table-cell>
          <table:table-cell/>
          <table:table-cell table:number-columns-repeated="4" office:value-type="float" office:value="0.3994">
            <text:p>0.3994</text:p>
          </table:table-cell>
          <table:table-cell/>
          <table:table-cell table:number-columns-repeated="4" office:value-type="float" office:value="0.4086">
            <text:p>0.4086</text:p>
          </table:table-cell>
          <table:table-cell/>
          <table:table-cell table:number-columns-repeated="4" office:value-type="float" office:value="0.3967">
            <text:p>0.3967</text:p>
          </table:table-cell>
          <table:table-cell table:number-columns-repeated="2"/>
          <table:table-cell table:number-columns-repeated="4" office:value-type="float" office:value="0.3956">
            <text:p>0.3956</text:p>
          </table:table-cell>
        </table:table-row>
        <table:table-row table:style-name="ro1">
          <table:table-cell office:value-type="string">
            <text:p>uv_Surface</text:p>
          </table:table-cell>
          <table:table-cell/>
          <table:table-cell table:number-columns-repeated="3" office:value-type="float" office:value="0.3158">
            <text:p>0.3158</text:p>
          </table:table-cell>
          <table:table-cell office:value-type="string">
            <text:p>--</text:p>
          </table:table-cell>
          <table:table-cell/>
          <table:table-cell table:number-columns-repeated="3" office:value-type="float" office:value="0.3228">
            <text:p>0.3228</text:p>
          </table:table-cell>
          <table:table-cell office:value-type="string">
            <text:p>--</text:p>
          </table:table-cell>
          <table:table-cell/>
          <table:table-cell table:number-columns-repeated="3" office:value-type="float" office:value="0.4564">
            <text:p>0.4564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float" office:value="0.3414">
            <text:p>0.3414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Evap Rate</text:p>
          </table:table-cell>
          <table:table-cell/>
          <table:table-cell table:number-columns-repeated="2" office:value-type="float" office:value="0.2107">
            <text:p>0.2107</text:p>
          </table:table-cell>
          <table:table-cell office:value-type="string">
            <text:p>--</text:p>
          </table:table-cell>
          <table:table-cell office:value-type="float" office:value="0.2107">
            <text:p>0.2107</text:p>
          </table:table-cell>
          <table:table-cell/>
          <table:table-cell table:number-columns-repeated="2" office:value-type="float" office:value="0.1488">
            <text:p>0.1488</text:p>
          </table:table-cell>
          <table:table-cell office:value-type="string">
            <text:p>--</text:p>
          </table:table-cell>
          <table:table-cell office:value-type="float" office:value="0.1488">
            <text:p>0.1488</text:p>
          </table:table-cell>
          <table:table-cell/>
          <table:table-cell table:number-columns-repeated="2" office:value-type="float" office:value="0.2779">
            <text:p>0.2779</text:p>
          </table:table-cell>
          <table:table-cell office:value-type="string">
            <text:p>--</text:p>
          </table:table-cell>
          <table:table-cell office:value-type="float" office:value="0.2779">
            <text:p>0.2779</text:p>
          </table:table-cell>
          <table:table-cell table:number-columns-repeated="2"/>
          <table:table-cell table:number-columns-repeated="2" office:value-type="float" office:value="0.1307">
            <text:p>0.1307</text:p>
          </table:table-cell>
          <table:table-cell office:value-type="string">
            <text:p>--</text:p>
          </table:table-cell>
          <table:table-cell office:value-type="float" office:value="0.1307">
            <text:p>0.130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AIC</text:p>
          </table:table-cell>
          <table:table-cell/>
          <table:table-cell office:value-type="float" office:value="5407.567">
            <text:p>5407.567</text:p>
          </table:table-cell>
          <table:table-cell office:value-type="float" office:value="4888.395">
            <text:p>4888.395</text:p>
          </table:table-cell>
          <table:table-cell office:value-type="float" office:value="4640.48">
            <text:p>4640.48</text:p>
          </table:table-cell>
          <table:table-cell office:value-type="float" office:value="4929.16">
            <text:p>4929.16</text:p>
          </table:table-cell>
          <table:table-cell/>
          <table:table-cell office:value-type="float" office:value="5974.534">
            <text:p>5974.534</text:p>
          </table:table-cell>
          <table:table-cell office:value-type="float" office:value="5455.442">
            <text:p>5455.442</text:p>
          </table:table-cell>
          <table:table-cell office:value-type="float" office:value="5438.989">
            <text:p>5438.989</text:p>
          </table:table-cell>
          <table:table-cell office:value-type="float" office:value="4212.221">
            <text:p>4212.221</text:p>
          </table:table-cell>
          <table:table-cell/>
          <table:table-cell office:value-type="float" office:value="4818.285">
            <text:p>4818.285</text:p>
          </table:table-cell>
          <table:table-cell office:value-type="float" office:value="4259.903">
            <text:p>4259.903</text:p>
          </table:table-cell>
          <table:table-cell office:value-type="float" office:value="4237.723">
            <text:p>4237.723</text:p>
          </table:table-cell>
          <table:table-cell office:value-type="float" office:value="4538.495">
            <text:p>4538.495</text:p>
          </table:table-cell>
          <table:table-cell table:number-columns-repeated="2"/>
          <table:table-cell office:value-type="float" office:value="5758.521">
            <text:p>5758.521</text:p>
          </table:table-cell>
          <table:table-cell office:value-type="float" office:value="5220.313">
            <text:p>5220.313</text:p>
          </table:table-cell>
          <table:table-cell office:value-type="float" office:value="5161.057">
            <text:p>5161.057</text:p>
          </table:table-cell>
          <table:table-cell office:value-type="float" office:value="4435.61">
            <text:p>4435.61</text:p>
          </table:table-cell>
        </table:table-row>
        <table:table-row table:style-name="ro1">
          <table:table-cell office:value-type="string">
            <text:p>BIC</text:p>
          </table:table-cell>
          <table:table-cell/>
          <table:table-cell office:value-type="float" office:value="5063.947">
            <text:p>5063.947</text:p>
          </table:table-cell>
          <table:table-cell office:value-type="float" office:value="4609.3">
            <text:p>4609.3</text:p>
          </table:table-cell>
          <table:table-cell office:value-type="float" office:value="4352.379">
            <text:p>4352.379</text:p>
          </table:table-cell>
          <table:table-cell office:value-type="float" office:value="46450562">
            <text:p>46450562</text:p>
          </table:table-cell>
          <table:table-cell/>
          <table:table-cell office:value-type="float" office:value="5630.914">
            <text:p>5630.914</text:p>
          </table:table-cell>
          <table:table-cell office:value-type="float" office:value="5176.34">
            <text:p>5176.34</text:p>
          </table:table-cell>
          <table:table-cell office:value-type="float" office:value="5150.888">
            <text:p>5150.888</text:p>
          </table:table-cell>
          <table:table-cell office:value-type="float" office:value="3928.623">
            <text:p>3928.623</text:p>
          </table:table-cell>
          <table:table-cell/>
          <table:table-cell office:value-type="float" office:value="4474.665">
            <text:p>4474.665</text:p>
          </table:table-cell>
          <table:table-cell office:value-type="float" office:value="3980.808">
            <text:p>3980.808</text:p>
          </table:table-cell>
          <table:table-cell office:value-type="float" office:value="3949.622">
            <text:p>3949.622</text:p>
          </table:table-cell>
          <table:table-cell office:value-type="float" office:value="4254.898">
            <text:p>4254.898</text:p>
          </table:table-cell>
          <table:table-cell table:number-columns-repeated="2"/>
          <table:table-cell office:value-type="float" office:value="5414.901">
            <text:p>5414.901</text:p>
          </table:table-cell>
          <table:table-cell office:value-type="float" office:value="4941.218">
            <text:p>4941.218</text:p>
          </table:table-cell>
          <table:table-cell office:value-type="float" office:value="4872.956">
            <text:p>4872.956</text:p>
          </table:table-cell>
          <table:table-cell office:value-type="float" office:value="4152.012">
            <text:p>4152.012</text:p>
          </table:table-cell>
        </table:table-row>
        <table:table-row table:style-name="ro1">
          <table:table-cell office:value-type="string">
            <text:p>Model ChiSquare</text:p>
          </table:table-cell>
          <table:table-cell/>
          <table:table-cell office:value-type="float" office:value="5343.567">
            <text:p>5343.567</text:p>
          </table:table-cell>
          <table:table-cell office:value-type="float" office:value="4830.395">
            <text:p>4830.395</text:p>
          </table:table-cell>
          <table:table-cell office:value-type="float" office:value="4586.48">
            <text:p>4586.48</text:p>
          </table:table-cell>
          <table:table-cell office:value-type="float" office:value="4873.16">
            <text:p>4873.16</text:p>
          </table:table-cell>
          <table:table-cell/>
          <table:table-cell office:value-type="float" office:value="5910.534">
            <text:p>5910.534</text:p>
          </table:table-cell>
          <table:table-cell office:value-type="float" office:value="5397.442">
            <text:p>5397.442</text:p>
          </table:table-cell>
          <table:table-cell office:value-type="float" office:value="5384.989">
            <text:p>5384.989</text:p>
          </table:table-cell>
          <table:table-cell office:value-type="float" office:value="4156.221">
            <text:p>4156.221</text:p>
          </table:table-cell>
          <table:table-cell/>
          <table:table-cell office:value-type="float" office:value="4754.285">
            <text:p>4754.285</text:p>
          </table:table-cell>
          <table:table-cell office:value-type="float" office:value="4201.903">
            <text:p>4201.903</text:p>
          </table:table-cell>
          <table:table-cell office:value-type="float" office:value="4183.723">
            <text:p>4183.723</text:p>
          </table:table-cell>
          <table:table-cell office:value-type="float" office:value="4482.495">
            <text:p>4482.495</text:p>
          </table:table-cell>
          <table:table-cell table:number-columns-repeated="2"/>
          <table:table-cell office:value-type="float" office:value="5694.521">
            <text:p>5694.521</text:p>
          </table:table-cell>
          <table:table-cell office:value-type="float" office:value="5162.313">
            <text:p>5162.313</text:p>
          </table:table-cell>
          <table:table-cell office:value-type="float" office:value="5107.057">
            <text:p>5107.057</text:p>
          </table:table-cell>
          <table:table-cell office:value-type="float" office:value="4379.61">
            <text:p>4379.61</text:p>
          </table:table-cell>
        </table:table-row>
        <table:table-row table:style-name="ro1">
          <table:table-cell office:value-type="string">
            <text:p>DOF</text:p>
          </table:table-cell>
          <table:table-cell/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hant </meta:initial-creator>
    <meta:creation-date>2014-01-09T12:05:37</meta:creation-date>
    <meta:generator>LibreOffice/3.5$Linux_x86 LibreOffice_project/350m1$Build-2</meta:generator>
    <dc:date>2014-01-09T14:27:13</dc:date>
    <dc:creator>Prashant </dc:creator>
    <meta:editing-duration>PT1H56M47S</meta:editing-duration>
    <meta:editing-cycles>14</meta:editing-cycles>
    <meta:document-statistic meta:table-count="3" meta:cell-count="258" meta:object-count="0"/>
  </office:meta>
</office:document-meta>
</file>